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efa4"/>
    </style:style>
    <style:style style:name="P2" style:family="paragraph" style:parent-style-name="Standard">
      <style:text-properties fo:font-weight="bold" officeooo:rsid="000d506e" officeooo:paragraph-rsid="000d506e" style:font-weight-asian="bold" style:font-weight-complex="bold"/>
    </style:style>
    <style:style style:name="P3" style:family="paragraph" style:parent-style-name="Standard">
      <style:text-properties fo:font-weight="bold" officeooo:rsid="00136979" officeooo:paragraph-rsid="00136979" style:font-weight-asian="bold" style:font-weight-complex="bold"/>
    </style:style>
    <style:style style:name="P4" style:family="paragraph" style:parent-style-name="Standard">
      <style:text-properties fo:font-weight="bold" officeooo:rsid="001ed7d8" officeooo:paragraph-rsid="001ed7d8" style:font-weight-asian="bold" style:font-weight-complex="bold"/>
    </style:style>
    <style:style style:name="P5" style:family="paragraph" style:parent-style-name="Standard">
      <style:text-properties fo:font-weight="normal" officeooo:rsid="000d506e" officeooo:paragraph-rsid="000d506e" style:font-weight-asian="normal" style:font-weight-complex="normal"/>
    </style:style>
    <style:style style:name="P6" style:family="paragraph" style:parent-style-name="Standard">
      <style:text-properties fo:font-weight="normal" officeooo:rsid="0017efe1" officeooo:paragraph-rsid="001e13fc" style:font-weight-asian="normal" style:font-weight-complex="normal"/>
    </style:style>
    <style:style style:name="P7" style:family="paragraph" style:parent-style-name="Standard">
      <style:text-properties fo:font-weight="normal" officeooo:rsid="0017efe1" officeooo:paragraph-rsid="001ed7d8" style:font-weight-asian="normal" style:font-weight-complex="normal"/>
    </style:style>
    <style:style style:name="P8" style:family="paragraph" style:parent-style-name="Standard">
      <style:text-properties officeooo:paragraph-rsid="000d506e"/>
    </style:style>
    <style:style style:name="P9" style:family="paragraph" style:parent-style-name="Standard">
      <style:text-properties officeooo:paragraph-rsid="000e85a7"/>
    </style:style>
    <style:style style:name="P10" style:family="paragraph" style:parent-style-name="Standard">
      <style:text-properties officeooo:paragraph-rsid="00150883"/>
    </style:style>
    <style:style style:name="P11" style:family="paragraph" style:parent-style-name="Standard">
      <style:text-properties officeooo:rsid="001b709d" officeooo:paragraph-rsid="001b709d"/>
    </style:style>
    <style:style style:name="P12" style:family="paragraph" style:parent-style-name="Standard">
      <style:text-properties officeooo:paragraph-rsid="001ed7d8"/>
    </style:style>
    <style:style style:name="T1" style:family="text">
      <style:text-properties officeooo:rsid="0004b3a1"/>
    </style:style>
    <style:style style:name="T2" style:family="text">
      <style:text-properties officeooo:rsid="0009b3b4"/>
    </style:style>
    <style:style style:name="T3" style:family="text">
      <style:text-properties fo:font-weight="bold" officeooo:rsid="000d506e" style:font-weight-asian="bold" style:font-weight-complex="bold"/>
    </style:style>
    <style:style style:name="T4" style:family="text">
      <style:text-properties officeooo:rsid="000e85a7"/>
    </style:style>
    <style:style style:name="T5" style:family="text">
      <style:text-properties officeooo:rsid="000f28aa"/>
    </style:style>
    <style:style style:name="T6" style:family="text">
      <style:text-properties officeooo:rsid="000fb353"/>
    </style:style>
    <style:style style:name="T7" style:family="text">
      <style:text-properties officeooo:rsid="00110f98"/>
    </style:style>
    <style:style style:name="T8" style:family="text">
      <style:text-properties officeooo:rsid="00114432"/>
    </style:style>
    <style:style style:name="T9" style:family="text">
      <style:text-properties officeooo:rsid="00130db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0883" style:font-weight-asian="normal" style:font-weight-complex="normal"/>
    </style:style>
    <style:style style:name="T12" style:family="text">
      <style:text-properties fo:font-weight="normal" officeooo:rsid="0016b7f0" style:font-weight-asian="normal" style:font-weight-complex="normal"/>
    </style:style>
    <style:style style:name="T13" style:family="text">
      <style:text-properties fo:font-weight="normal" officeooo:rsid="0017efe1" style:font-weight-asian="normal" style:font-weight-complex="normal"/>
    </style:style>
    <style:style style:name="T14" style:family="text">
      <style:text-properties fo:font-weight="normal" officeooo:rsid="001c923b" style:font-weight-asian="normal" style:font-weight-complex="normal"/>
    </style:style>
    <style:style style:name="T15" style:family="text">
      <style:text-properties fo:font-weight="normal" officeooo:rsid="001e13fc" style:font-weight-asian="normal" style:font-weight-complex="normal"/>
    </style:style>
    <style:style style:name="T16" style:family="text">
      <style:text-properties fo:font-weight="normal" officeooo:rsid="001fde9d" style:font-weight-asian="normal" style:font-weight-complex="normal"/>
    </style:style>
    <style:style style:name="T17" style:family="text">
      <style:text-properties fo:font-weight="normal" officeooo:rsid="001ed7d8" style:font-weight-asian="normal" style:font-weight-complex="normal"/>
    </style:style>
    <style:style style:name="T18" style:family="text">
      <style:text-properties fo:font-weight="normal" officeooo:rsid="001943ff" style:font-weight-asian="normal" style:font-weight-complex="normal"/>
    </style:style>
    <style:style style:name="T19" style:family="text">
      <style:text-properties fo:font-weight="normal" officeooo:rsid="002088fa" style:font-weight-asian="normal" style:font-weight-complex="normal"/>
    </style:style>
    <style:style style:name="T20" style:family="text">
      <style:text-properties fo:font-weight="normal" officeooo:rsid="00224f57" style:font-weight-asian="normal" style:font-weight-complex="normal"/>
    </style:style>
    <style:style style:name="T21" style:family="text">
      <style:text-properties officeooo:rsid="001943ff"/>
    </style:style>
    <style:style style:name="T22" style:family="text">
      <style:text-properties officeooo:rsid="001e13fc"/>
    </style:style>
    <style:style style:name="T23" style:family="text">
      <style:text-properties officeooo:rsid="001ed7d8"/>
    </style:style>
    <style:style style:name="T24" style:family="text">
      <style:text-properties officeooo:rsid="001fde9d"/>
    </style:style>
    <style:style style:name="T25" style:family="text">
      <style:text-properties officeooo:rsid="002088fa"/>
    </style:style>
    <style:style style:name="T26" style:family="text">
      <style:text-properties officeooo:rsid="00224f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Associative Tables</text:span></text:p>
      <text:p text:style-name="P5"><text:span text:style-name="T8">I noticed that t</text:span>here were going to be multiple one-to-many relationships. <text:span text:style-name="T1">For example, one topic could have many posts and one forum could have many topics.</text:span></text:p>
      <text:p text:style-name="P2"/>
      <text:p text:style-name="P1">To <text:span text:style-name="T2">normalise these</text:span> t<text:span text:style-name="T2">ables</text:span>, I created the <text:span text:style-name="T2">following associative </text:span>tables (Topics_In_Forum, Posts_In_Topic) containing only the primary keys of their respective tables. </text:p>
      <text:p text:style-name="Standard"/>
      <text:p text:style-name="P9"><text:span text:style-name="T4">This </text:span><text:span text:style-name="T5">removes a lot of the redundant data, </text:span><text:span text:style-name="T6">so less memory is required for storage and </text:span><text:span text:style-name="T7">it is also faster to search through. </text:span><text:span text:style-name="T9">There is also less duplication thereby reducing the risk of mistakes.</text:span></text:p>
      <text:p text:style-name="P9"/>
      <text:p text:style-name="P3">API</text:p>
      <text:p text:style-name="P10"><text:span text:style-name="T11">In order to aid the API, I ensured both the Topic </text:span><text:span text:style-name="T13">and Post</text:span><text:span text:style-name="T11"> table</text:span><text:span text:style-name="T13">s</text:span><text:span text:style-name="T11"> contained a ‘postedAt’ field containing the exact time to the second that the topic was posted. </text:span><text:span text:style-name="T12">The time and username combination is then used to get the unique identifier of the topic </text:span><text:span text:style-name="T14">after the entry has been created in the table.</text:span><text:span text:style-name="T12"> </text:span></text:p>
      <text:p text:style-name="P10"><text:span text:style-name="T12"/></text:p>
      <text:p text:style-name="P11"><text:span text:style-name="T12">I</text:span><text:span text:style-name="T10">f somehow, multiple posts are created by the same user during the same second a database error will be returned.</text:span></text:p>
      <text:p text:style-name="Standard"/>
      <text:p text:style-name="P4">Other Changes</text:p>
      <text:p text:style-name="P12"><text:span text:style-name="T13">The table structures for Topic, Forum and Post more-or-less followed their respective </text:span><text:span text:style-name="T18">Java </text:span><text:span text:style-name="T13">class structure </text:span><text:span text:style-name="T15">but </text:span><text:span text:style-name="T19">I made</text:span><text:span text:style-name="T15"> </text:span><text:span text:style-name="T19">some changes </text:span><text:span text:style-name="T15">to improve normalisation. </text:span></text:p>
      <text:p text:style-name="P7"/>
      <text:p text:style-name="P12"><text:span text:style-name="T15">I </text:span><text:span text:style-name="T20">ensured each </text:span><text:span text:style-name="T15">table had a unique primary key </text:span><text:span text:style-name="T20">and that there were no functional dependencies within each table to achieve third normative for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21:42:41.489186107</meta:creation-date>
    <meta:generator>LibreOffice/6.4.2.2$Linux_X86_64 LibreOffice_project/40$Build-2</meta:generator>
    <dc:date>2020-05-05T15:23:12.999012685</dc:date>
    <meta:editing-duration>PT4H6M52S</meta:editing-duration>
    <meta:editing-cycles>22</meta:editing-cycles>
    <meta:document-statistic meta:table-count="0" meta:image-count="0" meta:object-count="0" meta:page-count="1" meta:paragraph-count="10" meta:word-count="208" meta:character-count="1257" meta:non-whitespace-character-count="1056"/>
  </office:meta>
</office:document-meta>
</file>